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21.08mm"/>
    </style:style>
    <style:style style:name="co4" style:family="table-column">
      <style:table-column-properties fo:break-before="auto" style:column-width="28.93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27.87mm"/>
    </style:style>
    <style:style style:name="co7" style:family="table-column">
      <style:table-column-properties fo:break-before="auto" style:column-width="47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10.05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9.79mm" fo:break-before="auto" style:use-optimal-row-height="false"/>
    </style:style>
    <style:style style:name="ro8" style:family="table-row">
      <style:table-row-properties style:row-height="10mm" fo:break-before="auto" style:use-optimal-row-height="true"/>
    </style:style>
    <style:style style:name="ro9" style:family="table-row">
      <style:table-row-properties style:row-height="6.88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10.05mm" fo:break-before="auto" style:use-optimal-row-height="false"/>
    </style:style>
    <style:style style:name="ro13" style:family="table-row">
      <style:table-row-properties style:row-height="14.82mm" fo:break-before="auto" style:use-optimal-row-height="true"/>
    </style:style>
    <style:style style:name="ro14" style:family="table-row">
      <style:table-row-properties style:row-height="10.85mm" fo:break-before="auto" style:use-optimal-row-height="false"/>
    </style:style>
    <style:style style:name="ro15" style:family="table-row">
      <style:table-row-properties style:row-height="16.4mm" fo:break-before="auto" style:use-optimal-row-height="false"/>
    </style:style>
    <style:style style:name="ro16" style:family="table-row">
      <style:table-row-properties style:row-height="14.29mm" fo:break-before="auto" style:use-optimal-row-height="false"/>
    </style:style>
    <style:style style:name="ro17" style:family="table-row">
      <style:table-row-properties style:row-height="15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lanilha1">
      <style:table-properties table:display="true" style:writing-mode="lr-tb"/>
    </style:style>
    <style:style style:name="ce1" style:family="table-cell" style:parent-style-name="Excel_20_Built-in_20_Check_20_Cel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Excel_20_Built-in_20_Linked_20_Cel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order-bottom="0.74pt solid #000000" fo:background-color="#e2efda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fo:border="none" style:rotation-align="none"/>
    </style:style>
    <style:style style:name="ce14" style:family="table-cell" style:parent-style-name="Excel_20_Built-in_20_Check_20_Cel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Excel_20_Built-in_20_Linked_20_Cel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ackground-color="#e2ef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67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2" style:family="table-cell" style:parent-style-name="Default" style:data-style-name="N10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Check_20_Cel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Excel_20_Built-in_20_Linked_20_Cel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order-bottom="0.74pt solid #000000" fo:background-color="#e2efda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86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double-thin #000000" style:border-line-width="0.18mm 0.26mm 0.18mm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0" style:family="table-cell" style:parent-style-name="Excel_20_Built-in_20_Check_20_Cell" style:data-style-name="N0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18mm 0.26mm 0.18mm" style:vertical-align="bottom" loext:vertical-justify="auto"/>
      <style:paragraph-properties fo:text-align="center" css3t:text-justify="auto" fo:margin-left="0mm" style:writing-mode="page"/>
    </style:style>
    <style:style style:name="ce46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Excel_20_Built-in_20_Check_20_Cell" style:data-style-name="N0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1.76pt double-thin #000000" style:border-line-width-top="0.18mm 0.26mm 0.18mm" style:vertical-align="bottom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42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double-thin #3f3f3f" style:border-line-width="0.18mm 0.26mm 0.18mm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5" style:family="table-cell" style:parent-style-name="Excel_20_Built-in_20_Check_20_Cell" style:data-style-name="N0">
      <style:table-cell-properties fo:border-bottom="1.76pt double-thin #3f3f3f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3f3f3f" style:border-line-width-top="0.18mm 0.26mm 0.18mm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Excel_20_Built-in_20_Check_20_Cell" style:data-style-name="N0">
      <style:table-cell-properties fo:border-bottom="1.76pt double-thin #3f3f3f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1.76pt double-thin #3f3f3f" style:border-line-width-right="0.18mm 0.26mm 0.18mm" style:rotation-angle="0" style:rotation-align="none" style:shrink-to-fit="false" fo:border-top="1.76pt double-thin #3f3f3f" style:border-line-width-top="0.18mm 0.26mm 0.18mm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4 Sprint - Cenário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86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90"/>
          <table:covered-table-cell table:style-name="ce93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Cenário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Cenário</text:p>
          </table:table-cell>
          <table:covered-table-cell table:number-columns-repeated="6" table:style-name="ce15"/>
          <table:covered-table-cell table:style-name="ce36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7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96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96"/>
        </table:table-row>
        <table:table-row table:style-name="ro3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Não pode haver conflitos entre imagens (devem estar sobrepostas de forma harmoniosa)</text:p>
          </table:table-cell>
          <table:covered-table-cell table:number-columns-repeated="2" table:style-name="ce69"/>
          <table:covered-table-cell table:style-name="ce25"/>
          <table:table-cell table:number-columns-repeated="3"/>
          <table:table-cell table:style-name="ce88" table:number-columns-spanned="4" table:number-rows-spanned="1"/>
          <table:covered-table-cell table:number-columns-repeated="3" table:style-name="ce92"/>
          <table:table-cell table:style-name="ce69" table:number-columns-spanned="4" table:number-rows-spanned="1"/>
          <table:covered-table-cell table:number-columns-repeated="3" table:style-name="ce69"/>
        </table:table-row>
        <table:table-row table:style-name="ro4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Não poderá ter imagens cortadas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92" table:number-columns-spanned="4" table:number-rows-spanned="1"/>
          <table:covered-table-cell table:number-columns-repeated="3" table:style-name="ce92"/>
          <table:table-cell table:style-name="ce92" table:number-columns-spanned="4" table:number-rows-spanned="1"/>
          <table:covered-table-cell table:number-columns-repeated="3" table:style-name="ce92"/>
        </table:table-row>
        <table:table-row table:style-name="ro4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personagem não pode “flutuar” no cenário</text:p>
          </table:table-cell>
          <table:covered-table-cell table:number-columns-repeated="2" table:style-name="ce30"/>
          <table:covered-table-cell table:style-name="ce77"/>
          <table:table-cell table:number-columns-repeated="11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11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5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70"/>
          <table:table-cell table:number-columns-repeated="11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1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Zerli Ferreira</text:p>
          </table:table-cell>
          <table:covered-table-cell table:number-columns-repeated="2" table:style-name="ce31"/>
          <table:covered-table-cell table:style-name="ce70"/>
          <table:table-cell table:number-columns-repeated="11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1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7"/>
          <table:table-cell table:number-columns-repeated="11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string" calcext:value-type="string">
            <text:p>João Gabriel</text:p>
          </table:table-cell>
          <table:table-cell table:style-name="ce32" office:value-type="date" office:date-value="2020-06-08" calcext:value-type="date">
            <text:p>8/6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 office:value-type="string" calcext:value-type="string">
            <text:p>João Gabriel</text:p>
          </table:table-cell>
          <table:table-cell table:style-name="ce32" office:value-type="date" office:date-value="2020-06-08" calcext:value-type="date">
            <text:p>8/6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61" office:value-type="string" calcext:value-type="string">
            <text:p>João Gabriel</text:p>
          </table:table-cell>
          <table:table-cell table:style-name="ce32" office:value-type="date" office:date-value="2020-06-08" calcext:value-type="date">
            <text:p>8/6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table:number-columns-spanned="4" table:number-rows-spanned="1"/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table:number-columns-spanned="4" table:number-rows-spanned="1"/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table:number-columns-spanned="4" table:number-rows-spanned="1"/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11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11"/>
        </table:table-row>
        <table:table-row table:style-name="ro2">
          <table:table-cell/>
          <table:table-cell table:style-name="ce44" table:number-columns-spanned="8" table:number-rows-spanned="4"/>
          <table:covered-table-cell table:number-columns-repeated="6" table:style-name="ce65"/>
          <table:covered-table-cell table:style-name="ce84"/>
          <table:table-cell table:number-columns-repeated="11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1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1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1"/>
        </table:table-row>
        <table:table-row table:style-name="ro2" table:number-rows-repeated="2">
          <table:table-cell/>
          <table:table-cell table:style-name="ce13" table:number-columns-repeated="8"/>
          <table:table-cell table:number-columns-repeated="11"/>
        </table:table-row>
        <table:table-row table:style-name="ro2" table:number-rows-repeated="1048547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2 Sprint - tela de acesso" table:style-name="ta2"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1004" table:default-cell-style-name="Default"/>
        <table:table-row table:style-name="ro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Tela de Acesso</text:p>
          </table:table-cell>
          <table:covered-table-cell table:number-columns-repeated="6" table:style-name="ce15"/>
          <table:covered-table-cell table:style-name="ce36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7"/>
          <table:table-cell table:number-columns-repeated="1015"/>
        </table:table-row>
        <table:table-row table:style-name="ro7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botão “início” deve recarregar a página inicial do jogo</text:p>
          </table:table-cell>
          <table:covered-table-cell table:number-columns-repeated="2" table:style-name="ce69"/>
          <table:covered-table-cell table:style-name="ce25"/>
          <table:table-cell table:number-columns-repeated="1015"/>
        </table:table-row>
        <table:table-row table:style-name="ro4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botão “sair” deve sair do jogo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4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s botões são de fácil acesso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4">
          <table:table-cell/>
          <table:table-cell table:style-name="ce4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Layout condiz com o tema 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8">
          <table:table-cell/>
          <table:table-cell table:style-name="ce4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Cores e elementos devem conversar harmonicamente ( letras, imagens e botões)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4">
          <table:table-cell/>
          <table:table-cell table:style-name="ce4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A música deve tocar enquanto permanece na tel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3"/>
          <table:table-cell table:style-name="ce13" table:number-columns-repeated="3"/>
          <table:table-cell table:style-name="ce49"/>
          <table:table-cell table:style-name="ce51" table:number-columns-repeated="4"/>
          <table:table-cell table:style-name="ce13"/>
          <table:table-cell table:number-columns-repeated="1003"/>
        </table:table-row>
        <table:table-row table:style-name="ro8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5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70"/>
          <table:table-cell table:number-columns-repeated="3"/>
          <table:table-cell table:style-name="ce13"/>
          <table:table-cell table:style-name="ce47"/>
          <table:table-cell table:style-name="ce48" table:number-columns-repeated="7"/>
          <table:table-cell table:number-columns-repeated="1003"/>
        </table:table-row>
        <table:table-row table:style-name="ro9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70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7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27" calcext:value-type="date">
            <text:p>27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27" calcext:value-type="date">
            <text:p>27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27" calcext:value-type="date">
            <text:p>27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style-name="ce13"/>
          <table:table-cell table:number-columns-repeated="1002"/>
        </table:table-row>
        <table:table-row table:style-name="ro2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27" calcext:value-type="date">
            <text:p>27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27" calcext:value-type="date">
            <text:p>27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27" calcext:value-type="date">
            <text:p>27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3"/>
          <table:table-cell table:style-name="ce13" table:number-columns-repeated="4"/>
          <table:table-cell table:style-name="ce51" table:number-columns-repeated="4"/>
          <table:table-cell table:style-name="ce13" table:number-columns-repeated="2"/>
          <table:table-cell table:number-columns-repeated="1002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10">
          <table:table-cell/>
          <table:table-cell table:style-name="ce44" table:number-columns-spanned="8" table:number-rows-spanned="4"/>
          <table:covered-table-cell table:number-columns-repeated="6" table:style-name="ce65"/>
          <table:covered-table-cell table:style-name="ce84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2" table:number-rows-repeated="2">
          <table:table-cell/>
          <table:table-cell table:style-name="ce13"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Sprint - perda de vida" table:style-name="ta2"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1004" table:default-cell-style-name="Default"/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42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45"/>
          <table:covered-table-cell table:style-name="ce53"/>
          <table:table-cell table:number-columns-repeated="1004"/>
        </table:table-row>
        <table:table-row table:style-name="ro6">
          <table:table-cell/>
          <table:table-cell table:style-name="ce2" office:value-type="string" calcext:value-type="string" table:number-columns-spanned="8" table:number-rows-spanned="1">
            <text:p>Funcionalidade: Perda de Vida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Perda de Vida</text:p>
          </table:table-cell>
          <table:covered-table-cell table:number-columns-repeated="6" table:style-name="ce15"/>
          <table:covered-table-cell table:style-name="ce36"/>
          <table:table-cell table:number-columns-repeated="1004"/>
        </table:table-row>
        <table:table-row table:style-name="ro6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7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96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96"/>
          <table:table-cell table:number-columns-repeated="1004"/>
        </table:table-row>
        <table:table-row table:style-name="ro7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77" office:value-type="string" calcext:value-type="string" table:number-columns-spanned="4" table:number-rows-spanned="1">
            <text:p>Perder “1” vida ao colidir com "cachorro"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69" office:value-type="string" calcext:value-type="string" table:number-columns-spanned="4" table:number-rows-spanned="1">
            <text:p>O contador “vida” está somando </text:p>
          </table:table-cell>
          <table:covered-table-cell table:number-columns-repeated="3" table:style-name="ce92"/>
          <table:table-cell table:style-name="ce69" office:value-type="string" calcext:value-type="string" table:number-columns-spanned="4" table:number-rows-spanned="1">
            <text:p>Foi inserido uma sequencia de “if” para a vida, assim toda vez será subtraído “1” vida quando ele morrer pela primeira vez, “2”vida quando morrer pela segunda vez, “3” vida quando morrer pela terceira vez e assim sucessivamente.</text:p>
          </table:table-cell>
          <table:covered-table-cell table:number-columns-repeated="3" table:style-name="ce69"/>
          <table:table-cell table:number-columns-repeated="1004"/>
        </table:table-row>
        <table:table-row table:style-name="ro12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iniciar o nível deve começar com “3” de vida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92" table:number-columns-spanned="4" table:number-rows-spanned="1"/>
          <table:covered-table-cell table:number-columns-repeated="3" table:style-name="ce92"/>
          <table:table-cell table:style-name="ce92" table:number-columns-spanned="4" table:number-rows-spanned="1"/>
          <table:covered-table-cell table:number-columns-repeated="3" table:style-name="ce92"/>
          <table:table-cell table:number-columns-repeated="1004"/>
        </table:table-row>
        <table:table-row table:style-name="ro5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, ele deve perder “1” vida e começar o jogo com “2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3">
          <table:table-cell/>
          <table:table-cell table:style-name="ce4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 pela segunda vez, ele deve perder “2” vida e começar o jogo com “1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5">
          <table:table-cell/>
          <table:table-cell table:style-name="ce4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 pela terceira vez, ele deve perder “3” vida e começar o jogo com “0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8">
          <table:table-cell/>
          <table:table-cell table:style-name="ce4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Contador de vidas deve mostrar a subtração de vidas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3"/>
          <table:table-cell table:style-name="ce13" table:number-columns-repeated="3"/>
          <table:table-cell table:style-name="ce49"/>
          <table:table-cell table:style-name="ce51" table:number-columns-repeated="4"/>
          <table:table-cell table:style-name="ce13"/>
          <table:table-cell table:number-columns-repeated="1003"/>
        </table:table-row>
        <table:table-row table:style-name="ro8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8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70"/>
          <table:table-cell table:number-columns-repeated="3"/>
          <table:table-cell table:style-name="ce13"/>
          <table:table-cell table:style-name="ce47"/>
          <table:table-cell table:style-name="ce48" table:number-columns-repeated="7"/>
          <table:table-cell table:number-columns-repeated="1003"/>
        </table:table-row>
        <table:table-row table:style-name="ro9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70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7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Não atend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style-name="ce13"/>
          <table:table-cell table:number-columns-repeated="1002"/>
        </table:table-row>
        <table:table-row table:style-name="ro2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Não atende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Não atende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3"/>
          <table:table-cell table:style-name="ce13" table:number-columns-repeated="4"/>
          <table:table-cell table:style-name="ce51" table:number-columns-repeated="4"/>
          <table:table-cell table:style-name="ce13" table:number-columns-repeated="2"/>
          <table:table-cell table:number-columns-repeated="1002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10">
          <table:table-cell/>
          <table:table-cell table:style-name="ce44" office:value-type="string" calcext:value-type="string" table:number-columns-spanned="8" table:number-rows-spanned="7">
            <text:p> -  Quando perde vidas, o jogo reinicia contando mais “3” de vida.</text:p>
            <text:p/>
            <text:p> </text:p>
          </table:table-cell>
          <table:covered-table-cell table:number-columns-repeated="6" table:style-name="ce65"/>
          <table:covered-table-cell table:style-name="ce84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14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style-name="ce13" table:number-columns-repeated="7"/>
          <table:table-cell table:number-columns-repeated="1008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style-name="ce13" table:number-columns-repeated="7"/>
          <table:table-cell table:number-columns-repeated="1008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2" table:number-rows-repeated="2">
          <table:table-cell/>
          <table:table-cell table:style-name="ce13" table:number-columns-repeated="8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<text:s/>Perda de Vida</text:p>
          </table:table-cell>
          <table:covered-table-cell table:number-columns-repeated="6" table:style-name="ce15"/>
          <table:covered-table-cell table:style-name="ce36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7"/>
          <table:table-cell table:number-columns-repeated="1015"/>
        </table:table-row>
        <table:table-row table:style-name="ro5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, ele deve perder “1” vida e começar o jogo com “2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3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 pela segunda vez, ele deve perder “2” vida e começar o jogo com “1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5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 pela terceira vez, ele deve perder “3” vida e começar o jogo com “0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4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7"/>
          <table:table-cell table:style-name="ce77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4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7"/>
          <table:table-cell table:style-name="ce77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4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7"/>
          <table:table-cell table:style-name="ce77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1015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8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70"/>
          <table:table-cell table:number-columns-repeated="1015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70"/>
          <table:table-cell table:number-columns-repeated="1015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7"/>
          <table:table-cell table:number-columns-repeated="1015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02" calcext:value-type="date">
            <text:p>2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1015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02" calcext:value-type="date">
            <text:p>2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1015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02" calcext:value-type="date">
            <text:p>2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1015"/>
        </table:table-row>
        <table:table-row table:style-name="ro2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015"/>
        </table:table-row>
        <table:table-row table:style-name="ro2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015"/>
        </table:table-row>
        <table:table-row table:style-name="ro2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015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1015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1015"/>
        </table:table-row>
        <table:table-row table:style-name="ro11">
          <table:table-cell/>
          <table:table-cell table:style-name="ce44" table:number-columns-spanned="8" table:number-rows-spanned="8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Sprint - vida" table:style-name="ta2"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1004" table:default-cell-style-name="Default"/>
        <table:table-row table:style-name="ro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Contador e Ganho de vida </text:p>
          </table:table-cell>
          <table:covered-table-cell table:number-columns-repeated="6" table:style-name="ce15"/>
          <table:covered-table-cell table:style-name="ce36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7"/>
          <table:table-cell table:number-columns-repeated="1015"/>
        </table:table-row>
        <table:table-row table:style-name="ro1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25" office:value-type="string" calcext:value-type="string" table:number-columns-spanned="4" table:number-rows-spanned="1">
            <text:p>Ganhar “1” vida toda vez que colidir com o item "bala"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5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25" office:value-type="string" calcext:value-type="string" table:number-columns-spanned="4" table:number-rows-spanned="1">
            <text:p>Quando iniciar o nível com “3” de vida e o jogador coletar “1” item, ele deve somar passando a ter “4” e assim sucessivamente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6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25" office:value-type="string" calcext:value-type="string" table:number-columns-spanned="4" table:number-rows-spanned="1">
            <text:p>Quando reiniciar com “2” de vida e o jogador coletar “1” item, ele deve somar passando a ter “3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3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25" office:value-type="string" calcext:value-type="string" table:number-columns-spanned="4" table:number-rows-spanned="1">
            <text:p>Quando reiniciar com “1” de vida e o jogador coletar “1” item, ele deve somar passando a ter “2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3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25" office:value-type="string" calcext:value-type="string" table:number-columns-spanned="4" table:number-rows-spanned="1">
            <text:p>Quando reiniciar com “0” de vida e o jogador coletar “1” item, ele deve somar passando a ter “1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4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61"/>
          <table:table-cell table:style-name="ce25" office:value-type="string" calcext:value-type="string" table:number-columns-spanned="4" table:number-rows-spanned="1">
            <text:p>Contador de vidas deve mostrar a som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8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61"/>
          <table:table-cell table:style-name="ce25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8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61"/>
          <table:table-cell table:style-name="ce25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8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61"/>
          <table:table-cell table:style-name="ce25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3"/>
          <table:table-cell table:style-name="ce13" table:number-columns-repeated="3"/>
          <table:table-cell table:style-name="ce49"/>
          <table:table-cell table:style-name="ce51" table:number-columns-repeated="4"/>
          <table:table-cell table:style-name="ce13"/>
          <table:table-cell table:number-columns-repeated="1003"/>
        </table:table-row>
        <table:table-row table:style-name="ro8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8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70"/>
          <table:table-cell table:number-columns-repeated="3"/>
          <table:table-cell table:style-name="ce13"/>
          <table:table-cell table:style-name="ce47"/>
          <table:table-cell table:style-name="ce48" table:number-columns-repeated="7"/>
          <table:table-cell table:number-columns-repeated="1003"/>
        </table:table-row>
        <table:table-row table:style-name="ro9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70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7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style-name="ce13"/>
          <table:table-cell table:number-columns-repeated="1002"/>
        </table:table-row>
        <table:table-row table:style-name="ro2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3"/>
          <table:table-cell table:style-name="ce13" table:number-columns-repeated="4"/>
          <table:table-cell table:style-name="ce51" table:number-columns-repeated="4"/>
          <table:table-cell table:style-name="ce13" table:number-columns-repeated="2"/>
          <table:table-cell table:number-columns-repeated="1002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10">
          <table:table-cell/>
          <table:table-cell table:style-name="ce44" table:number-columns-spanned="8" table:number-rows-spanned="7"/>
          <table:covered-table-cell table:number-columns-repeated="6" table:style-name="ce65"/>
          <table:covered-table-cell table:style-name="ce84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14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style-name="ce13" table:number-columns-repeated="7"/>
          <table:table-cell table:number-columns-repeated="1008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style-name="ce13" table:number-columns-repeated="7"/>
          <table:table-cell table:number-columns-repeated="1008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2" table:number-rows-repeated="2">
          <table:table-cell/>
          <table:table-cell table:style-name="ce13"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Sprint - cão" table:style-name="ta2"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1004" table:default-cell-style-name="Default"/>
        <table:table-row table:style-name="ro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NPC – Cão</text:p>
          </table:table-cell>
          <table:covered-table-cell table:number-columns-repeated="6" table:style-name="ce15"/>
          <table:covered-table-cell table:style-name="ce36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7"/>
          <table:table-cell table:number-columns-repeated="1015"/>
        </table:table-row>
        <table:table-row table:style-name="ro7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cão deve morrer quando o personagem pular sobre ele</text:p>
          </table:table-cell>
          <table:covered-table-cell table:number-columns-repeated="2" table:style-name="ce69"/>
          <table:covered-table-cell table:style-name="ce25"/>
          <table:table-cell table:number-columns-repeated="1015"/>
        </table:table-row>
        <table:table-row table:style-name="ro2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3"/>
          <table:table-cell table:style-name="ce13" table:number-columns-repeated="3"/>
          <table:table-cell table:style-name="ce49"/>
          <table:table-cell table:style-name="ce51" table:number-columns-repeated="4"/>
          <table:table-cell table:style-name="ce13"/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5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70"/>
          <table:table-cell table:number-columns-repeated="3"/>
          <table:table-cell table:style-name="ce13"/>
          <table:table-cell table:style-name="ce47"/>
          <table:table-cell table:style-name="ce48" table:number-columns-repeated="7"/>
          <table:table-cell table:number-columns-repeated="1003"/>
        </table:table-row>
        <table:table-row table:style-name="ro9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70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7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style-name="ce13"/>
          <table:table-cell table:number-columns-repeated="1002"/>
        </table:table-row>
        <table:table-row table:style-name="ro2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3"/>
          <table:table-cell table:style-name="ce13" table:number-columns-repeated="4"/>
          <table:table-cell table:style-name="ce51" table:number-columns-repeated="4"/>
          <table:table-cell table:style-name="ce13" table:number-columns-repeated="2"/>
          <table:table-cell table:number-columns-repeated="1002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10">
          <table:table-cell/>
          <table:table-cell table:style-name="ce44" table:number-columns-spanned="8" table:number-rows-spanned="4"/>
          <table:covered-table-cell table:number-columns-repeated="6" table:style-name="ce65"/>
          <table:covered-table-cell table:style-name="ce84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2" table:number-rows-repeated="2">
          <table:table-cell/>
          <table:table-cell table:style-name="ce13"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 Sprint - Movimentação" table:style-name="ta2"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1004" table:default-cell-style-name="Default"/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42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45"/>
          <table:covered-table-cell table:style-name="ce53"/>
          <table:table-cell table:number-columns-repeated="1004"/>
        </table:table-row>
        <table:table-row table:style-name="ro6">
          <table:table-cell/>
          <table:table-cell table:style-name="ce2" office:value-type="string" calcext:value-type="string" table:number-columns-spanned="8" table:number-rows-spanned="1">
            <text:p>Funcionalidade: Movimentação do personagem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Movimentação do personagem</text:p>
          </table:table-cell>
          <table:covered-table-cell table:number-columns-repeated="6" table:style-name="ce15"/>
          <table:covered-table-cell table:style-name="ce36"/>
          <table:table-cell table:number-columns-repeated="1004"/>
        </table:table-row>
        <table:table-row table:style-name="ro6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7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96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96"/>
          <table:table-cell table:number-columns-repeated="1004"/>
        </table:table-row>
        <table:table-row table:style-name="ro1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77" office:value-type="string" calcext:value-type="string" table:number-columns-spanned="4" table:number-rows-spanned="1">
            <text:p>Movimentar para frente utilizando ( 'D' ou '→')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92" office:value-type="string" calcext:value-type="string" table:number-columns-spanned="4" table:number-rows-spanned="1">
            <text:p>O personagem se movimenta de costas quando se aperta as teclas direcionais</text:p>
          </table:table-cell>
          <table:covered-table-cell table:number-columns-repeated="3" table:style-name="ce92"/>
          <table:table-cell table:style-name="ce69" office:value-type="string" calcext:value-type="string" table:number-columns-spanned="4" table:number-rows-spanned="1">
            <text:p>Foi modificado a velocidade, para que a mesma zere no momento em que o personagem se abaixar</text:p>
          </table:table-cell>
          <table:covered-table-cell table:number-columns-repeated="3" table:style-name="ce69"/>
          <table:table-cell table:number-columns-repeated="1004"/>
        </table:table-row>
        <table:table-row table:style-name="ro1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77" office:value-type="string" calcext:value-type="string" table:number-columns-spanned="4" table:number-rows-spanned="1">
            <text:p>Movimentar para trás utilizando <text:s/>('A' ou '←')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92" office:value-type="string" calcext:value-type="string" table:number-columns-spanned="4" table:number-rows-spanned="1">
            <text:p>A colisão <text:s/>do personagem era maior do que deveria</text:p>
          </table:table-cell>
          <table:covered-table-cell table:number-columns-repeated="3" table:style-name="ce92"/>
          <table:table-cell table:style-name="ce92" office:value-type="string" calcext:value-type="string" table:number-columns-spanned="4" table:number-rows-spanned="1">
            <text:p>Realizado modificação nas dimensões Collider do personagem <text:s/></text:p>
          </table:table-cell>
          <table:covered-table-cell table:number-columns-repeated="3" table:style-name="ce92"/>
          <table:table-cell table:number-columns-repeated="1004"/>
        </table:table-row>
        <table:table-row table:style-name="ro6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77" office:value-type="string" calcext:value-type="string" table:number-columns-spanned="4" table:number-rows-spanned="1">
            <text:p>Abaixar utilizando ('Shift' ou 'S' ou '↓')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6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77" office:value-type="string" calcext:value-type="string" table:number-columns-spanned="4" table:number-rows-spanned="1">
            <text:p>Pular utilizando ('W' ou 'SpaceBar' ou '↑' )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6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77" office:value-type="string" calcext:value-type="string" table:number-columns-spanned="4" table:number-rows-spanned="1">
            <text:p>Pulo Duplo utilizando ('2xW' ou '2xSpaceBar' ou '2x↑' )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6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61"/>
          <table:table-cell table:style-name="ce77" office:value-type="string" calcext:value-type="string" table:number-columns-spanned="4" table:number-rows-spanned="1">
            <text:p>Coletar passando pelo objeto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6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3"/>
          <table:table-cell table:style-name="ce13" table:number-columns-repeated="3"/>
          <table:table-cell table:style-name="ce49"/>
          <table:table-cell table:style-name="ce51" table:number-columns-repeated="4"/>
          <table:table-cell table:style-name="ce13"/>
          <table:table-cell table:number-columns-repeated="1003"/>
        </table:table-row>
        <table:table-row table:style-name="ro6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Funções descritas realizadas corretamente</text:p>
          </table:table-cell>
          <table:covered-table-cell table:number-columns-repeated="2" table:style-name="ce31"/>
          <table:covered-table-cell table:style-name="ce70"/>
          <table:table-cell table:number-columns-repeated="3"/>
          <table:table-cell table:style-name="ce13"/>
          <table:table-cell table:style-name="ce47"/>
          <table:table-cell table:style-name="ce48" table:number-columns-repeated="7"/>
          <table:table-cell table:number-columns-repeated="1003"/>
        </table:table-row>
        <table:table-row table:style-name="ro9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6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70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6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6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7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6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string" calcext:value-type="string">
            <text:p>Ricardo</text:p>
          </table:table-cell>
          <table:table-cell table:style-name="ce32" office:value-type="date" office:date-value="2020-02-10" calcext:value-type="date">
            <text:p>10/2/2020</text:p>
          </table:table-cell>
          <table:table-cell table:style-name="ce76" office:value-type="string" calcext:value-type="string" table:number-columns-spanned="2" table:number-rows-spanned="1">
            <text:p>Parcialment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6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 office:value-type="string" calcext:value-type="string">
            <text:p>Ricardo</text:p>
          </table:table-cell>
          <table:table-cell table:style-name="ce32" office:value-type="date" office:date-value="2020-02-10" calcext:value-type="date">
            <text:p>10/2/2020</text:p>
          </table:table-cell>
          <table:table-cell table:style-name="ce76" office:value-type="string" calcext:value-type="string" table:number-columns-spanned="2" table:number-rows-spanned="1">
            <text:p>Parcialment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6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61" office:value-type="string" calcext:value-type="string">
            <text:p>Ricardo</text:p>
          </table:table-cell>
          <table:table-cell table:style-name="ce32" office:value-type="date" office:date-value="2020-06-14" calcext:value-type="date">
            <text:p>14/6/2020</text:p>
          </table:table-cell>
          <table:table-cell table:style-name="ce76" office:value-type="string" calcext:value-type="string" table:number-columns-spanned="2" table:number-rows-spanned="1">
            <text:p>Parcialment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style-name="ce13"/>
          <table:table-cell table:number-columns-repeated="1002"/>
        </table:table-row>
        <table:table-row table:style-name="ro6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61" office:value-type="string" calcext:value-type="string">
            <text:p>Ricardo</text:p>
          </table:table-cell>
          <table:table-cell table:style-name="ce32" office:value-type="date" office:date-value="2020-06-14" calcext:value-type="date">
            <text:p>14/6/2020</text:p>
          </table:table-cell>
          <table:table-cell table:style-name="ce76" office:value-type="string" calcext:value-type="string" table:number-columns-spanned="2" table:number-rows-spanned="1">
            <text:p>Sucesso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6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61" office:value-type="string" calcext:value-type="string">
            <text:p>Ricardo</text:p>
          </table:table-cell>
          <table:table-cell table:style-name="ce32" office:value-type="date" office:date-value="2020-02-24" calcext:value-type="date">
            <text:p>24/2/2020</text:p>
          </table:table-cell>
          <table:table-cell table:style-name="ce76" office:value-type="string" calcext:value-type="string" table:number-columns-spanned="2" table:number-rows-spanned="1">
            <text:p>Sucesso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6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61"/>
          <table:table-cell table:style-name="ce61" office:value-type="string" calcext:value-type="string">
            <text:p>Ricardo</text:p>
          </table:table-cell>
          <table:table-cell table:style-name="ce32" office:value-type="date" office:date-value="2020-02-24" calcext:value-type="date">
            <text:p>24/2/2020</text:p>
          </table:table-cell>
          <table:table-cell table:style-name="ce76" office:value-type="string" calcext:value-type="string" table:number-columns-spanned="2" table:number-rows-spanned="1">
            <text:p>Sucesso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6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3"/>
          <table:table-cell table:style-name="ce13" table:number-columns-repeated="4"/>
          <table:table-cell table:style-name="ce51" table:number-columns-repeated="4"/>
          <table:table-cell table:style-name="ce13" table:number-columns-repeated="2"/>
          <table:table-cell table:number-columns-repeated="1002"/>
        </table:table-row>
        <table:table-row table:style-name="ro6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10">
          <table:table-cell/>
          <table:table-cell table:style-name="ce44" office:value-type="string" calcext:value-type="string" table:number-columns-spanned="8" table:number-rows-spanned="7">
            <text:p> - O personagem se movimenta para a direção oposta quando se aperta simultaneamente as teclas ('D' &amp; 'S' OU '↓', 'A'  &amp; 'S' OU '↓','← ' &amp; 'S' OU '↓', '→ '  &amp; 'S' OU '↓' )</text:p>
            <text:p/>
            <text:p> - O personagem trava quando colide com uma plataforma durante o pulo</text:p>
          </table:table-cell>
          <table:covered-table-cell table:number-columns-repeated="6" table:style-name="ce65"/>
          <table:covered-table-cell table:style-name="ce84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6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14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style-name="ce13" table:number-columns-repeated="7"/>
          <table:table-cell table:number-columns-repeated="1008"/>
        </table:table-row>
        <table:table-row table:style-name="ro6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style-name="ce13" table:number-columns-repeated="7"/>
          <table:table-cell table:number-columns-repeated="1008"/>
        </table:table-row>
        <table:table-row table:style-name="ro6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6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6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6" table:number-rows-repeated="2">
          <table:table-cell/>
          <table:table-cell table:style-name="ce13" table:number-columns-repeated="8"/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1015"/>
        </table:table-row>
        <table:table-row table:style-name="ro6">
          <table:table-cell/>
          <table:table-cell table:style-name="ce2" office:value-type="string" calcext:value-type="string" table:number-columns-spanned="8" table:number-rows-spanned="1">
            <text:p>Funcionalidade: Movimentação do personagem</text:p>
          </table:table-cell>
          <table:covered-table-cell table:number-columns-repeated="6" table:style-name="ce15"/>
          <table:covered-table-cell table:style-name="ce36"/>
          <table:table-cell table:number-columns-repeated="1015"/>
        </table:table-row>
        <table:table-row table:style-name="ro6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7"/>
          <table:table-cell table:number-columns-repeated="1015"/>
        </table:table-row>
        <table:table-row table:style-name="ro6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77" office:value-type="string" calcext:value-type="string" table:number-columns-spanned="4" table:number-rows-spanned="1">
            <text:p>Movimentar para frente utilizando( 'D' ou '→')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6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77" office:value-type="string" calcext:value-type="string" table:number-columns-spanned="4" table:number-rows-spanned="1">
            <text:p>Movimentar para trás utilizando <text:s/>('A' ou '←')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6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77" office:value-type="string" calcext:value-type="string" table:number-columns-spanned="4" table:number-rows-spanned="1">
            <text:p>Abaixar utilizando ('Shift' ou 'S' ou '↓')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6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77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6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77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6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61"/>
          <table:table-cell table:style-name="ce77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6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1015"/>
        </table:table-row>
        <table:table-row table:style-name="ro6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Funções descritas realizadas corretamente</text:p>
          </table:table-cell>
          <table:covered-table-cell table:number-columns-repeated="2" table:style-name="ce31"/>
          <table:covered-table-cell table:style-name="ce70"/>
          <table:table-cell table:number-columns-repeated="1015"/>
        </table:table-row>
        <table:table-row table:style-name="ro6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6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70"/>
          <table:table-cell table:number-columns-repeated="1015"/>
        </table:table-row>
        <table:table-row table:style-name="ro6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6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7"/>
          <table:table-cell table:number-columns-repeated="1015"/>
        </table:table-row>
        <table:table-row table:style-name="ro6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string" calcext:value-type="string">
            <text:p>Ricardo</text:p>
          </table:table-cell>
          <table:table-cell table:style-name="ce32" office:value-type="date" office:date-value="2020-02-28" calcext:value-type="date">
            <text:p>28/2/2020</text:p>
          </table:table-cell>
          <table:table-cell table:style-name="ce76" office:value-type="string" calcext:value-type="string" table:number-columns-spanned="2" table:number-rows-spanned="1">
            <text:p>Sucesso</text:p>
          </table:table-cell>
          <table:covered-table-cell table:style-name="ce76"/>
          <table:table-cell table:number-columns-repeated="1015"/>
        </table:table-row>
        <table:table-row table:style-name="ro6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 office:value-type="string" calcext:value-type="string">
            <text:p>Ricardo</text:p>
          </table:table-cell>
          <table:table-cell table:style-name="ce32" office:value-type="date" office:date-value="2020-02-28" calcext:value-type="date">
            <text:p>28/2/2020</text:p>
          </table:table-cell>
          <table:table-cell table:style-name="ce76" office:value-type="string" calcext:value-type="string" table:number-columns-spanned="2" table:number-rows-spanned="1">
            <text:p>Sucesso</text:p>
          </table:table-cell>
          <table:covered-table-cell table:style-name="ce76"/>
          <table:table-cell table:number-columns-repeated="1015"/>
        </table:table-row>
        <table:table-row table:style-name="ro6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61" office:value-type="string" calcext:value-type="string">
            <text:p>Ricardo</text:p>
          </table:table-cell>
          <table:table-cell table:style-name="ce32" office:value-type="date" office:date-value="2020-06-28" calcext:value-type="date">
            <text:p>28/6/2020</text:p>
          </table:table-cell>
          <table:table-cell table:style-name="ce76" office:value-type="string" calcext:value-type="string" table:number-columns-spanned="2" table:number-rows-spanned="1">
            <text:p>Sucesso</text:p>
          </table:table-cell>
          <table:covered-table-cell table:style-name="ce76"/>
          <table:table-cell table:number-columns-repeated="1015"/>
        </table:table-row>
        <table:table-row table:style-name="ro6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015"/>
        </table:table-row>
        <table:table-row table:style-name="ro6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015"/>
        </table:table-row>
        <table:table-row table:style-name="ro6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015"/>
        </table:table-row>
        <table:table-row table:style-name="ro6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1015"/>
        </table:table-row>
        <table:table-row table:style-name="ro6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1015"/>
        </table:table-row>
        <table:table-row table:style-name="ro11">
          <table:table-cell/>
          <table:table-cell table:style-name="ce44" table:number-columns-spanned="8" table:number-rows-spanned="8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6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6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6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6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6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6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6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6" table:number-rows-repeated="104850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3 Sprint - Mãe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42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45"/>
          <table:covered-table-cell table:style-name="ce53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NPC – Mãe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NPC – Mãe</text:p>
          </table:table-cell>
          <table:covered-table-cell table:number-columns-repeated="6" table:style-name="ce15"/>
          <table:covered-table-cell table:style-name="ce36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7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96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96"/>
        </table:table-row>
        <table:table-row table:style-name="ro13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A mãe deve se movimentar em direção ao Jonathan assim que ele coletar um item proibido</text:p>
          </table:table-cell>
          <table:covered-table-cell table:number-columns-repeated="2" table:style-name="ce69"/>
          <table:covered-table-cell table:style-name="ce25"/>
          <table:table-cell table:number-columns-repeated="3"/>
          <table:table-cell table:style-name="ce69" office:value-type="string" calcext:value-type="string" table:number-columns-spanned="4" table:number-rows-spanned="1">
            <text:p>Npc <text:s/>“flutuando” na tela </text:p>
          </table:table-cell>
          <table:covered-table-cell table:number-columns-repeated="3" table:style-name="ce92"/>
          <table:table-cell table:style-name="ce69" office:value-type="string" calcext:value-type="string" table:number-columns-spanned="4" table:number-rows-spanned="1">
            <text:p>bug em análise para desenvolvimento de uma solução</text:p>
          </table:table-cell>
          <table:covered-table-cell table:number-columns-repeated="3" table:style-name="ce69"/>
        </table:table-row>
        <table:table-row table:style-name="ro5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A mãe deve alcançar o Jonathan quando coletado dois itens proibidos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92" table:number-columns-spanned="4" table:number-rows-spanned="1"/>
          <table:covered-table-cell table:number-columns-repeated="3" table:style-name="ce92"/>
          <table:table-cell table:style-name="ce92" table:number-columns-spanned="4" table:number-rows-spanned="1"/>
          <table:covered-table-cell table:number-columns-repeated="3" table:style-name="ce92"/>
        </table:table-row>
        <table:table-row table:style-name="ro17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A mãe não alcança o Jonathan se ele coletar dois itens proibidos mas tenha coletado um item “bala”</text:p>
          </table:table-cell>
          <table:covered-table-cell table:number-columns-repeated="2" table:style-name="ce30"/>
          <table:covered-table-cell table:style-name="ce77"/>
          <table:table-cell table:number-columns-repeated="11"/>
        </table:table-row>
        <table:table-row table:style-name="ro3">
          <table:table-cell/>
          <table:table-cell table:style-name="ce4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A mãe alcança o Jonathan se ele coletar três itens proibidos mas tenha coletado somente um item “bala”</text:p>
          </table:table-cell>
          <table:covered-table-cell table:number-columns-repeated="2" table:style-name="ce30"/>
          <table:covered-table-cell table:style-name="ce77"/>
          <table:table-cell table:number-columns-repeated="11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11"/>
        </table:table-row>
        <table:table-row table:style-name="ro8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5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70"/>
          <table:table-cell table:number-columns-repeated="11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1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Zerli Ferreira</text:p>
          </table:table-cell>
          <table:covered-table-cell table:number-columns-repeated="2" table:style-name="ce31"/>
          <table:covered-table-cell table:style-name="ce70"/>
          <table:table-cell table:number-columns-repeated="11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1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7"/>
          <table:table-cell table:number-columns-repeated="11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string" calcext:value-type="string">
            <text:p>João Gabriel</text:p>
          </table:table-cell>
          <table:table-cell table:style-name="ce32" office:value-type="date" office:date-value="2020-05-04" calcext:value-type="date">
            <text:p>4/5/2020</text:p>
          </table:table-cell>
          <table:table-cell table:style-name="ce33" office:value-type="string" calcext:value-type="string" table:number-columns-spanned="2" table:number-rows-spanned="1">
            <text:p>Atende parcialmente</text:p>
          </table:table-cell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 office:value-type="string" calcext:value-type="string">
            <text:p>João Gabriel</text:p>
          </table:table-cell>
          <table:table-cell table:style-name="ce32" office:value-type="date" office:date-value="2020-05-04" calcext:value-type="date">
            <text:p>4/5/2020</text:p>
          </table:table-cell>
          <table:table-cell table:style-name="ce76" office:value-type="string" calcext:value-type="string" table:number-columns-spanned="2" table:number-rows-spanned="1">
            <text:p>Não implementado</text:p>
          </table:table-cell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61" office:value-type="string" calcext:value-type="string">
            <text:p>João Gabriel</text:p>
          </table:table-cell>
          <table:table-cell table:style-name="ce32" office:value-type="date" office:date-value="2020-05-04" calcext:value-type="date">
            <text:p>4/5/2020</text:p>
          </table:table-cell>
          <table:table-cell table:style-name="ce76" office:value-type="string" calcext:value-type="string" table:number-columns-spanned="2" table:number-rows-spanned="1">
            <text:p>Não implementado</text:p>
          </table:table-cell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61" office:value-type="string" calcext:value-type="string">
            <text:p>João Gabriel</text:p>
          </table:table-cell>
          <table:table-cell table:style-name="ce32" office:value-type="date" office:date-value="2020-05-04" calcext:value-type="date">
            <text:p>4/5/2020</text:p>
          </table:table-cell>
          <table:table-cell table:style-name="ce76" office:value-type="string" calcext:value-type="string" table:number-columns-spanned="2" table:number-rows-spanned="1">
            <text:p>Não implementado</text:p>
          </table:table-cell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table:number-columns-spanned="4" table:number-rows-spanned="1"/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table:number-columns-spanned="4" table:number-rows-spanned="1"/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11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11"/>
        </table:table-row>
        <table:table-row table:style-name="ro2">
          <table:table-cell/>
          <table:table-cell table:style-name="ce44" office:value-type="string" calcext:value-type="string" table:number-columns-spanned="8" table:number-rows-spanned="4">
            <text:p>1- O Npc segue o personagem “flutuando” na tela </text:p>
          </table:table-cell>
          <table:covered-table-cell table:number-columns-repeated="6" table:style-name="ce65"/>
          <table:covered-table-cell table:style-name="ce84"/>
          <table:table-cell table:number-columns-repeated="11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1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1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1"/>
        </table:table-row>
        <table:table-row table:style-name="ro2" table:number-rows-repeated="2">
          <table:table-cell/>
          <table:table-cell table:style-name="ce13" table:number-columns-repeated="8"/>
          <table:table-cell table:number-columns-repeated="11"/>
        </table:table-row>
        <table:table-row table:style-name="ro2" table:number-rows-repeated="1048546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3 Sprint - Dona Fifi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86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90"/>
          <table:covered-table-cell table:style-name="ce93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NPC – Dona Fifi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NPC – Dona Fifi</text:p>
          </table:table-cell>
          <table:covered-table-cell table:number-columns-repeated="6" table:style-name="ce15"/>
          <table:covered-table-cell table:style-name="ce36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7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96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96"/>
        </table:table-row>
        <table:table-row table:style-name="ro5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Npc deve atacar o Jonathan assim que se “esbarram”</text:p>
          </table:table-cell>
          <table:covered-table-cell table:number-columns-repeated="2" table:style-name="ce69"/>
          <table:covered-table-cell table:style-name="ce25"/>
          <table:table-cell table:number-columns-repeated="3"/>
          <table:table-cell table:style-name="ce88" office:value-type="string" calcext:value-type="string" table:number-columns-spanned="4" table:number-rows-spanned="1">
            <text:p>Npc continua atacando mesmo após o desvio </text:p>
          </table:table-cell>
          <table:covered-table-cell table:number-columns-repeated="3" table:style-name="ce92"/>
          <table:table-cell table:style-name="ce69" office:value-type="string" calcext:value-type="string" table:number-columns-spanned="4" table:number-rows-spanned="1">
            <text:p>bug em análise para desenvolvimento de uma solução</text:p>
          </table:table-cell>
          <table:covered-table-cell table:number-columns-repeated="3" table:style-name="ce69"/>
        </table:table-row>
        <table:table-row table:style-name="ro8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Npc <text:s/>não deve <text:s/>atacar quando não houver o esbarrão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92" table:number-columns-spanned="4" table:number-rows-spanned="1"/>
          <table:covered-table-cell table:number-columns-repeated="3" table:style-name="ce92"/>
          <table:table-cell table:style-name="ce92" table:number-columns-spanned="4" table:number-rows-spanned="1"/>
          <table:covered-table-cell table:number-columns-repeated="3" table:style-name="ce92"/>
        </table:table-row>
        <table:table-row table:style-name="ro8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Npc <text:s/>deve <text:s/>cessar o ataque quando o Jonathan escapar</text:p>
          </table:table-cell>
          <table:covered-table-cell table:number-columns-repeated="2" table:style-name="ce30"/>
          <table:covered-table-cell table:style-name="ce77"/>
          <table:table-cell table:number-columns-repeated="11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11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5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70"/>
          <table:table-cell table:number-columns-repeated="11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1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Zerli Ferreira</text:p>
          </table:table-cell>
          <table:covered-table-cell table:number-columns-repeated="2" table:style-name="ce31"/>
          <table:covered-table-cell table:style-name="ce70"/>
          <table:table-cell table:number-columns-repeated="11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1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7"/>
          <table:table-cell table:number-columns-repeated="11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string" calcext:value-type="string">
            <text:p>João Gabriel</text:p>
          </table:table-cell>
          <table:table-cell table:style-name="ce32" office:value-type="date" office:date-value="2020-05-04" calcext:value-type="date">
            <text:p>4/5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 office:value-type="string" calcext:value-type="string">
            <text:p>João Gabriel</text:p>
          </table:table-cell>
          <table:table-cell table:style-name="ce32" office:value-type="date" office:date-value="2020-05-04" calcext:value-type="date">
            <text:p>4/5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61" office:value-type="string" calcext:value-type="string">
            <text:p>João Gabriel</text:p>
          </table:table-cell>
          <table:table-cell table:style-name="ce32" office:value-type="date" office:date-value="2020-05-04" calcext:value-type="date">
            <text:p>4/5/2020</text:p>
          </table:table-cell>
          <table:table-cell table:style-name="ce76" office:value-type="string" calcext:value-type="string" table:number-columns-spanned="2" table:number-rows-spanned="1">
            <text:p>Atende parcialmente</text:p>
          </table:table-cell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table:number-columns-spanned="4" table:number-rows-spanned="1"/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table:number-columns-spanned="4" table:number-rows-spanned="1"/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table:number-columns-spanned="4" table:number-rows-spanned="1"/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11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11"/>
        </table:table-row>
        <table:table-row table:style-name="ro2">
          <table:table-cell/>
          <table:table-cell table:style-name="ce44" office:value-type="string" calcext:value-type="string" table:number-columns-spanned="8" table:number-rows-spanned="4">
            <text:p>3 - O Npc continua os movimentos de ataque mesmo após o distanciamento do Jonathan</text:p>
          </table:table-cell>
          <table:covered-table-cell table:number-columns-repeated="6" table:style-name="ce65"/>
          <table:covered-table-cell table:style-name="ce84"/>
          <table:table-cell table:number-columns-repeated="11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1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1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1"/>
        </table:table-row>
        <table:table-row table:style-name="ro2" table:number-rows-repeated="2">
          <table:table-cell/>
          <table:table-cell table:style-name="ce13" table:number-columns-repeated="8"/>
          <table:table-cell table:number-columns-repeated="11"/>
        </table:table-row>
        <table:table-row table:style-name="ro2" table:number-rows-repeated="1048547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8:29:55.4689796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ário do Windows</meta:initial-creator>
    <meta:creation-date>2020-03-06T11:08:56</meta:creation-date>
    <dc:date>2020-06-09T18:43:30.276240484</dc:date>
    <meta:generator>LibreOffice/6.0.7.3$Linux_X86_64 LibreOffice_project/00m0$Build-3</meta:generator>
    <meta:editing-duration>PT1H22S</meta:editing-duration>
    <meta:editing-cycles>8</meta:editing-cycles>
    <meta:document-statistic meta:table-count="8" meta:cell-count="432" meta:object-count="0"/>
    <meta:user-defined meta:name="AppVersion">16.0300</meta:user-defined>
    <meta:user-defined meta:name="Company">SESI-SENAI-SP</meta:user-defined>
  </office:meta>
</office:document-meta>
</file>